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2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fo:language="cs" fo:country="CZ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architektury</text:p>
      <text:p text:style-name="P2"/>
      <text:p text:style-name="P2">Architektura aplikace je navržena jako třívrstvá striktní. Tato architektura je již součástí frameworku Symfony 2.0, který jsme se rozhodli pro implementaci použít. Model používaný frameworkem se nazývá MVC (media – view – controller). Architektura rozčleňuje implementaci aplikace na tři části, což přináší mnohé výhody. Umožňuje především větší flexibilitu při změně databáze, či webového rozhraní, kdy stačí předělat pouze jednu z uvedených vrstev, ne tedy celou aplikaci. Další výhodou je možnost pracovat na aplikaci a testovat ji odděleně podle uvedených vrstev. </text:p>
      <text:p text:style-name="P2"/>
      <text:p text:style-name="P4">Prezenční vrstva (view layer)</text:p>
      <text:p text:style-name="P2">Prezenční vrstva obsahuje třídy, které se starají o prezentování informací uživateli. Informace, které od uživatele dostává dále posílá ke zpracování doménové vrstvě (viz. níže).</text:p>
      <text:p text:style-name="P2"/>
      <text:p text:style-name="P2">V této vrstvě dochází k další separaci kódu. Jelikož naše uživatelské GUI představuje webové rozhraní, které s jakoukoliv změnou zůstávají konzistentní ( název aplikace, menu a další...) <text:s/>a informací, které se v interakci s rozhraním mění podle požadavků uživatele ( info o aplikaci, zobrazení vlastních údajů a další...), máme k dispozici další dvě podvrstvy. </text:p>
      <text:list xml:id="list38594648" text:style-name="L1">
        <text:list-item>
          <text:p text:style-name="P3">layout <text:s/>= slouží k zobrazování konzistentních informací</text:p>
        </text:list-item>
        <text:list-item>
          <text:p text:style-name="P3">template <text:s/>= slouží k zobrazování nekonzistentních informací.</text:p>
        </text:list-item>
      </text:list>
      <text:p text:style-name="P2">V aplikaci je možné použít více layout vrstev, nicméně je logické, že každá z nich bude obsahovat nějakou podmnožinnu template vrstev.</text:p>
      <text:p text:style-name="P2"/>
      <text:p text:style-name="P4">Doménová vrstva (domain-controller layer)</text:p>
      <text:p text:style-name="P2">Doménová vrstva obsahuje třídy, které zpracovávají informace od prezenční vrstvy, podle kterých realizuje logiku aplikace. Pracuje jako prostředník mezi vrstvou prezenční a datovou (viz. níže). <text:s/></text:p>
      <text:p text:style-name="P2">Poté co přijme informace od vrstvy datové, pošle je zpět do vrstvy prezenční. <text:s/></text:p>
      <text:p text:style-name="P2"/>
      <text:p text:style-name="P4">Datová vrstva <text:span text:style-name="T1">(m</text:span><text:span text:style-name="T2">edia </text:span><text:span text:style-name="T1">layer)</text:span></text:p>
      <text:p text:style-name="P2"><text:span text:style-name="T1">Datov</text:span><text:span text:style-name="T2">á vrstva obsahuje třídy, které zařizují komunikaci s databází. Přijímá tedy příkazy od vrstvy doménové a vrací jí požadované informace z databáze. Aby byla aplikace flexibilní na změnu databáze, je tato vrstva dále dělena do dvou podvrstev.</text:span></text:p>
      <text:p text:style-name="P2"><text:span text:style-name="T2"/></text:p>
      <text:list xml:id="list38700215" text:style-name="L2">
        <text:list-item>
          <text:p text:style-name="P5"><text:span text:style-name="T2">database abstraction layer </text:span><text:span text:style-name="T3">= zajistí připojení ke konkrétní databázi</text:span></text:p>
        </text:list-item>
        <text:list-item>
          <text:p text:style-name="P5"><text:span text:style-name="T2">data acces menu = </text:span><text:span text:style-name="T3">zajistí komunikaci nezávisle na konkrétní databázi</text:span></text:p>
        </text:list-item>
      </text:list>
      <text:p text:style-name="P2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8:11:29.26</meta:creation-date>
    <dc:date>2012-11-15T19:10:33.70</dc:date>
    <meta:editing-duration>PT10M40S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16" meta:word-count="305" meta:character-count="2132" meta:non-whitespace-character-count="1836"/>
  </office:meta>
</office:document-meta>
</file>